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64971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7f97a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087a4b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b0f13"/>
    </style:style>
    <style:style style:name="P6" style:family="paragraph" style:parent-style-name="Preformatted_20_Text">
      <style:paragraph-properties fo:margin-top="0in" fo:margin-bottom="0.1965in" loext:contextual-spacing="false" fo:break-before="page"/>
      <style:text-properties officeooo:paragraph-rsid="0007f97a"/>
    </style:style>
    <style:style style:name="T1" style:family="text">
      <style:text-properties officeooo:rsid="00064971"/>
    </style:style>
    <style:style style:name="T2" style:family="text">
      <style:text-properties officeooo:rsid="0007f97a"/>
    </style:style>
    <style:style style:name="T3" style:family="text">
      <style:text-properties officeooo:rsid="00087a4b"/>
    </style:style>
    <style:style style:name="T4" style:family="text">
      <style:text-properties officeooo:rsid="000b0f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te table COA (</text:p>
      <text:p text:style-name="P4"><text:s text:c="3"/>ID <text:s text:c="18"/>int <text:s text:c="17"/>not null,</text:p>
      <text:p text:style-name="P4"><text:s text:c="3"/>COANAAM <text:s text:c="13"/>varchar(50) <text:s text:c="9"/>not null,</text:p>
      <text:p text:style-name="P4"><text:s text:c="3"/>COMMANDANTNAAM <text:s text:c="6"/>varchar(50) <text:s text:c="9"/>not null,</text:p>
      <text:p text:style-name="P4"><text:s text:c="3"/>STARTTIJD <text:s text:c="11"/>datetime <text:s text:c="12"/>not null,</text:p>
      <text:p text:style-name="P4"><text:s text:c="3"/>EENHEIDSNAAM <text:s text:c="8"/>varchar(50) <text:s text:c="9"/>not null,</text:p>
      <text:p text:style-name="P4"><text:s text:c="3"/>SCENARIOLATTITUDE <text:s text:c="3"/>float <text:s text:c="15"/>not null,</text:p>
      <text:p text:style-name="P4"><text:s text:c="3"/>SCENARIOLONGITUDE <text:s text:c="3"/>float <text:s text:c="15"/>not null,</text:p>
      <text:p text:style-name="P4"><text:s text:c="3"/>constraint PK_COA primary key nonclustered (ID)</text:p>
      <text:p text:style-name="P4">)</text:p>
      <text:p text:style-name="P4"><text:span text:style-name="Source_20_Text"/></text:p>
      <text:p text:style-name="P4"><text:span text:style-name="Source_20_Text">create table DRONE (</text:span></text:p>
      <text:p text:style-name="P2"><text:span text:style-name="Source_20_Text">ID int</text:span><text:span text:style-name="Source_20_Text"><text:span text:style-name="T1"> </text:span></text:span><text:span text:style-name="Source_20_Text">not null,</text:span></text:p>
      <text:p text:style-name="P2"><text:span text:style-name="Source_20_Text">DRONEID in</text:span><text:span text:style-name="Source_20_Text"><text:span text:style-name="T1">t </text:span></text:span><text:span text:style-name="Source_20_Text">not null,</text:span></text:p>
      <text:p text:style-name="P2"><text:span text:style-name="Source_20_Text">HOO_ID <text:s/>int not null,</text:span></text:p>
      <text:p text:style-name="P2"><text:span text:style-name="Source_20_Text">HOOFDVAKID int not null,</text:span></text:p>
      <text:p text:style-name="P2"><text:span text:style-name="Source_20_Text">STARTPOSITIELATTITUDE float not null,</text:span></text:p>
      <text:p text:style-name="P2"><text:span text:style-name="Source_20_Text">STARTPOSITIELONGITUDE float not null,</text:span></text:p>
      <text:p text:style-name="P2"><text:span text:style-name="Source_20_Text">DRONETYPE varchar(50) null,</text:span></text:p>
      <text:p text:style-name="P2"><text:span text:style-name="Source_20_Text"><text:span text:style-name="T1">PRIMARY KEY (ID, DRONEID)</text:span></text:span></text:p>
      <text:p text:style-name="P1"><text:span text:style-name="Source_20_Text">)<text:tab/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create table FOCUSVAK (</text:span></text:p>
      <text:p text:style-name="P1"><text:span text:style-name="Source_20_Text"><text:s text:c="3"/>ID <text:s text:c="18"/>int <text:s text:c="17"/>not null,</text:span></text:p>
      <text:p text:style-name="P1"><text:span text:style-name="Source_20_Text"><text:s text:c="3"/>HOOFDVAKID <text:s text:c="10"/>int <text:s text:c="17"/>not null,</text:span></text:p>
      <text:p text:style-name="P1"><text:span text:style-name="Source_20_Text"><text:s text:c="3"/>FOCUSVAKID <text:s text:c="10"/>int <text:s text:c="17"/>not null,</text:span></text:p>
      <text:p text:style-name="P1"><text:soft-page-break/><text:span text:style-name="Source_20_Text"><text:s text:c="3"/>FOCUSVAKLATTITUDE <text:s text:c="3"/>float <text:s text:c="15"/>not null,</text:span></text:p>
      <text:p text:style-name="P1"><text:span text:style-name="Source_20_Text"><text:s text:c="3"/>FOCUSVAKLONGITUDE <text:s text:c="3"/>float <text:s text:c="15"/>not null,</text:span></text:p>
      <text:p text:style-name="P1"><text:span text:style-name="Source_20_Text"><text:s text:c="3"/>FOCUSVAKTITEL <text:s text:c="7"/>varchar(50) <text:s text:c="9"/>null,</text:span></text:p>
      <text:p text:style-name="P1"><text:span text:style-name="Source_20_Text"><text:s text:c="3"/>RISICONIVEAU <text:s text:c="8"/>int <text:s text:c="17"/>not null,</text:span></text:p>
      <text:p text:style-name="P1"><text:span text:style-name="Source_20_Text"><text:s text:c="3"/>primary key nonclustered (ID, HOOFDVAKID, FOCUSVAKID)</text:span></text:p>
      <text:p text:style-name="P1"><text:span text:style-name="Source_20_Text">)</text:span></text:p>
      <text:p text:style-name="P1"><text:span text:style-name="Source_20_Text">go</text:span></text:p>
      <text:p text:style-name="P6"><text:span text:style-name="Source_20_Text">create table HOOFDVAK (</text:span></text:p>
      <text:p text:style-name="P3"><text:span text:style-name="Source_20_Text"><text:s text:c="3"/>ID <text:s text:c="18"/>int <text:s text:c="17"/>not null,</text:span></text:p>
      <text:p text:style-name="P3"><text:span text:style-name="Source_20_Text"><text:s text:c="3"/>HOOFDVAKID <text:s text:c="10"/>int <text:s text:c="17"/>not null,</text:span></text:p>
      <text:p text:style-name="P3"><text:span text:style-name="Source_20_Text"><text:s text:c="3"/>HOOFDVAKLATTITUDE <text:s text:c="3"/>float <text:s text:c="15"/>not null,</text:span></text:p>
      <text:p text:style-name="P3"><text:span text:style-name="Source_20_Text"><text:s text:c="3"/>HOOFDVAKLONGITUDE <text:s text:c="3"/>float <text:s text:c="15"/>not null,</text:span></text:p>
      <text:p text:style-name="P3"><text:span text:style-name="Source_20_Text"><text:s text:c="3"/>HOOFDVAKTITEL <text:s text:c="7"/>varchar(50) <text:s text:c="9"/>null,</text:span></text:p>
      <text:p text:style-name="P3"><text:span text:style-name="Source_20_Text"><text:s text:c="3"/>RISICONIVEAU <text:s text:c="8"/>int <text:s text:c="17"/>not null,</text:span></text:p>
      <text:p text:style-name="P3"><text:span text:style-name="Source_20_Text"><text:s text:c="3"/>MODUS <text:s text:c="15"/>varchar(50) <text:s text:c="9"/>null,</text:span></text:p>
      <text:p text:style-name="P3"><text:span text:style-name="Source_20_Text">primary key (ID, HOOFDVAKID)</text:span></text:p>
      <text:p text:style-name="P3"><text:span text:style-name="Source_20_Text">)</text:span></text:p>
      <text:p text:style-name="P3"><text:span text:style-name="Source_20_Text">create table UITVOERING (</text:span></text:p>
      <text:p text:style-name="P3"><text:span text:style-name="Source_20_Text"><text:s text:c="3"/>ID <text:s text:c="18"/>int <text:s text:c="17"/>not null,</text:span></text:p>
      <text:p text:style-name="P3"><text:span text:style-name="Source_20_Text"><text:s text:c="3"/>DRONEID <text:s text:c="13"/>int <text:s text:c="17"/>not null,</text:span></text:p>
      <text:p text:style-name="P5"><text:span text:style-name="Source_20_Text"><text:s text:c="3"/>TIJD <text:s text:c="17"/><text:tab/>timestamp <text:s text:c="13"/><text:tab/><text:tab/>not null,</text:span></text:p>
      <text:p text:style-name="P3"><text:span text:style-name="Source_20_Text"><text:s text:c="3"/>DRONELATTITUDE <text:s text:c="6"/>float <text:s text:c="15"/>not null,</text:span></text:p>
      <text:p text:style-name="P3"><text:span text:style-name="Source_20_Text"><text:s text:c="3"/>DRONELONGITUDE <text:s text:c="6"/>float <text:s text:c="15"/>not null,</text:span></text:p>
      <text:p text:style-name="P3"><text:span text:style-name="Source_20_Text"><text:s text:c="3"/>HDBEELDPATH <text:s text:c="9"/>varchar(50) <text:s text:c="9"/>null,</text:span></text:p>
      <text:p text:style-name="P3"><text:span text:style-name="Source_20_Text"><text:s text:c="3"/>WARMTEBEELDPATH <text:s text:c="5"/>varchar(50) <text:s text:c="9"/>null,</text:span></text:p>
      <text:p text:style-name="P3"><text:span text:style-name="Source_20_Text"><text:s text:c="3"/>BATTERIJDUUR <text:s text:c="8"/>int <text:s text:c="17"/>not null,</text:span></text:p>
      <text:p text:style-name="P3"><text:span text:style-name="Source_20_Text">primary key <text:s/>(ID, DRONEID, TIJD)</text:span></text:p>
      <text:p text:style-name="P3"><text:span text:style-name="Source_20_Text">);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alter table DRONE</text:span></text:p>
      <text:p text:style-name="P3"><text:span text:style-name="Source_20_Text"><text:s text:c="3"/>add constraint FK_DRONE_DRONE_COA_COA foreign key (ID)</text:span></text:p>
      <text:p text:style-name="P3"><text:span text:style-name="Source_20_Text"><text:s text:c="6"/>references COA (ID);</text:span></text:p>
      <text:p text:style-name="P3"><text:span text:style-name="Source_20_Text"/></text:p>
      <text:p text:style-name="P3"><text:span text:style-name="Source_20_Text">alter table DRONE</text:span></text:p>
      <text:p text:style-name="P3"><text:span text:style-name="Source_20_Text"><text:s text:c="3"/>add constraint FK_DRONE_HOOFDVAK__HOOFDVAK foreign key (HOO_ID, HOOFDVAKID)</text:span></text:p>
      <text:p text:style-name="P3"><text:soft-page-break/><text:span text:style-name="Source_20_Text"><text:s text:c="6"/>references HOOFDVAK (ID, HOOFDVAKID);</text:span></text:p>
      <text:p text:style-name="P3"><text:span text:style-name="Source_20_Text"/></text:p>
      <text:p text:style-name="P3"><text:span text:style-name="Source_20_Text">alter table FOCUSVAK</text:span></text:p>
      <text:p text:style-name="P3"><text:span text:style-name="Source_20_Text"><text:s text:c="3"/>add constraint FK_FOCUSVAK_SUBVAK_HO_HOOFDVAK foreign key (ID, HOOFDVAKID)</text:span></text:p>
      <text:p text:style-name="P3"><text:span text:style-name="Source_20_Text"><text:s text:c="6"/>references HOOFDVAK (ID, HOOFDVAKID);</text:span></text:p>
      <text:p text:style-name="P3"><text:span text:style-name="Source_20_Text"/></text:p>
      <text:p text:style-name="P3"><text:span text:style-name="Source_20_Text">alter table HOOFDVAK</text:span></text:p>
      <text:p text:style-name="P3"><text:span text:style-name="Source_20_Text"><text:s text:c="3"/>add constraint FK_HOOFDVAK_HOOFDVAK__COA foreign key (ID)</text:span></text:p>
      <text:p text:style-name="P3"><text:span text:style-name="Source_20_Text"><text:s text:c="6"/>references COA (ID);</text:span></text:p>
      <text:p text:style-name="P3"><text:span text:style-name="Source_20_Text"/></text:p>
      <text:p text:style-name="P3"><text:span text:style-name="Source_20_Text">alter table UITVOERING</text:span></text:p>
      <text:p text:style-name="P3"><text:span text:style-name="Source_20_Text"><text:s text:c="3"/>add constraint FK_UITVOERI_UITVOERIN_DRONE foreign key (ID, DRONEID)</text:span></text:p>
      <text:p text:style-name="P3"><text:span text:style-name="Source_20_Text"><text:s text:c="6"/>references DRONE (ID, DRONEID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34:54.331244721</meta:creation-date>
    <meta:editing-duration>PT10M29S</meta:editing-duration>
    <meta:editing-cycles>3</meta:editing-cycles>
    <meta:generator>LibreOffice/6.0.7.3$Linux_X86_64 LibreOffice_project/00m0$Build-3</meta:generator>
    <dc:date>2020-05-08T22:36:32.632257933</dc:date>
    <meta:document-statistic meta:table-count="0" meta:image-count="0" meta:object-count="0" meta:page-count="4" meta:paragraph-count="67" meta:word-count="255" meta:character-count="2658" meta:non-whitespace-character-count="1655"/>
  </office:meta>
</office:document-meta>
</file>